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40e" officeooo:paragraph-rsid="001a940e"/>
    </style:style>
    <style:style style:name="P2" style:family="paragraph" style:parent-style-name="Standard">
      <style:text-properties officeooo:rsid="001a940e" officeooo:paragraph-rsid="001a940e"/>
    </style:style>
    <style:style style:name="P3" style:family="paragraph" style:parent-style-name="Standard">
      <style:text-properties officeooo:rsid="001dcff3" officeooo:paragraph-rsid="001dcff3"/>
    </style:style>
    <style:style style:name="P4" style:family="paragraph" style:parent-style-name="Standard">
      <style:text-properties officeooo:rsid="001dcff3" officeooo:paragraph-rsid="001df9d0"/>
    </style:style>
    <style:style style:name="P5" style:family="paragraph" style:parent-style-name="Standard">
      <style:text-properties officeooo:rsid="001fbcbc" officeooo:paragraph-rsid="001fbcbc"/>
    </style:style>
    <style:style style:name="P6" style:family="paragraph" style:parent-style-name="Standard">
      <style:text-properties officeooo:rsid="002247d0" officeooo:paragraph-rsid="002247d0"/>
    </style:style>
    <style:style style:name="P7" style:family="paragraph" style:parent-style-name="Standard">
      <style:text-properties officeooo:rsid="002376f0" officeooo:paragraph-rsid="002376f0"/>
    </style:style>
    <style:style style:name="T1" style:family="text">
      <style:text-properties officeooo:rsid="001baeee"/>
    </style:style>
    <style:style style:name="T2" style:family="text">
      <style:text-properties officeooo:rsid="001dcff3"/>
    </style:style>
    <style:style style:name="T3" style:family="text">
      <style:text-properties officeooo:rsid="001df9d0"/>
    </style:style>
    <style:style style:name="T4" style:family="text">
      <style:text-properties officeooo:rsid="00218e1d"/>
    </style:style>
    <style:style style:name="T5" style:family="text">
      <style:text-properties officeooo:rsid="002247d0"/>
    </style:style>
    <style:style style:name="T6" style:family="text">
      <style:text-properties officeooo:rsid="00237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k Paper Scissors Pseudo-code</text:p>
      <text:p text:style-name="P1"/>
      <text:p text:style-name="P5">Declare variable number playerScore <text:span text:style-name="T4">= 0</text:span></text:p>
      <text:p text:style-name="P5">Declare variable number computerScore <text:span text:style-name="T4">= 0</text:span></text:p>
      <text:p text:style-name="P5"/>
      <text:p text:style-name="P7">Function – Play a game</text:p>
      <text:p text:style-name="P7"><text:s text:c="2"/>Declare the round number</text:p>
      <text:p text:style-name="P7"><text:s text:c="2"/>While round is less than 6, play a round</text:p>
      <text:p text:style-name="P7"><text:s text:c="2"/>Declare the player with the higher score the winner</text:p>
      <text:p text:style-name="P5"/>
      <text:p text:style-name="P6">Function – Play a round</text:p>
      <text:p text:style-name="P6"><text:s text:c="2"/>Take parameters of computerChoice and humanChoice</text:p>
      <text:p text:style-name="P6"><text:s text:c="2"/><text:span text:style-name="T6">Find the winner of the round</text:span></text:p>
      <text:p text:style-name="P6"><text:s text:c="2"/>Log to console the result</text:p>
      <text:p text:style-name="P6"><text:s text:c="2"/>Increment score accordingly</text:p>
      <text:p text:style-name="P1"/>
      <text:p text:style-name="P1"><text:span text:style-name="T1">Function - </text:span>Get computers choice</text:p>
      <text:p text:style-name="P1"><text:s text:c="2"/><text:span text:style-name="T2">Declare variable of choice</text:span></text:p>
      <text:p text:style-name="P1"><text:s text:c="2"/>Generate a random number between 0 and 1</text:p>
      <text:p text:style-name="P1"><text:s text:c="2"/>IF 0-0.33 then rock, 0.34-0.66 then paper, 0.67-0.99 then scissors.</text:p>
      <text:p text:style-name="P1"><text:s text:c="2"/>Return this <text:span text:style-name="T2">choice</text:span> as a string</text:p>
      <text:p text:style-name="P1"/>
      <text:p text:style-name="P3">Function – Get <text:span text:style-name="T5">human</text:span> choice</text:p>
      <text:p text:style-name="P4"><text:s text:c="2"/><text:span text:style-name="T3">Declare and q</text:span>uery the player for a choice.</text:p>
      <text:p text:style-name="P3"><text:s text:c="2"/>Take input and match it to rock, paper, or scissors.</text:p>
      <text:p text:style-name="P3"><text:s text:c="2"/><text:span text:style-name="T5">If invalid return 0</text:span></text:p>
      <text:p text:style-name="P3"><text:s text:c="2"/><text:span text:style-name="T5">Otherwise r</text:span>eturn the choice as a st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3:18.903456671</meta:creation-date>
    <dc:date>2024-06-01T16:34:55.680955583</dc:date>
    <meta:editing-duration>PT59M3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32" meta:character-count="803" meta:non-whitespace-character-count="660"/>
  </office:meta>
</office:document-meta>
</file>